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dae4" officeooo:paragraph-rsid="0010dae4"/>
    </style:style>
    <style:style style:name="P2" style:family="paragraph" style:parent-style-name="Standard">
      <style:text-properties officeooo:rsid="0010dae4" officeooo:paragraph-rsid="00198985"/>
    </style:style>
    <style:style style:name="P3" style:family="paragraph" style:parent-style-name="Standard">
      <style:text-properties officeooo:rsid="0010dae4" officeooo:paragraph-rsid="001a3929"/>
    </style:style>
    <style:style style:name="P4" style:family="paragraph" style:parent-style-name="Standard">
      <style:text-properties officeooo:rsid="0010dae4" officeooo:paragraph-rsid="001ff9b5"/>
    </style:style>
    <style:style style:name="P5" style:family="paragraph" style:parent-style-name="Standard">
      <style:text-properties officeooo:rsid="00128b24" officeooo:paragraph-rsid="00128b24"/>
    </style:style>
    <style:style style:name="P6" style:family="paragraph" style:parent-style-name="Standard">
      <style:text-properties officeooo:rsid="00128b24" officeooo:paragraph-rsid="00198985"/>
    </style:style>
    <style:style style:name="P7" style:family="paragraph" style:parent-style-name="Standard">
      <style:text-properties officeooo:rsid="001434c6" officeooo:paragraph-rsid="001434c6"/>
    </style:style>
    <style:style style:name="P8" style:family="paragraph" style:parent-style-name="Standard">
      <style:text-properties officeooo:paragraph-rsid="001537fa"/>
    </style:style>
    <style:style style:name="P9" style:family="paragraph" style:parent-style-name="Standard">
      <style:text-properties officeooo:rsid="001537fa" officeooo:paragraph-rsid="001636b7"/>
    </style:style>
    <style:style style:name="P10" style:family="paragraph" style:parent-style-name="Standard">
      <style:text-properties officeooo:rsid="001590b5" officeooo:paragraph-rsid="001590b5"/>
    </style:style>
    <style:style style:name="P11" style:family="paragraph" style:parent-style-name="Standard">
      <style:text-properties officeooo:rsid="001636b7" officeooo:paragraph-rsid="001636b7"/>
    </style:style>
    <style:style style:name="P12" style:family="paragraph" style:parent-style-name="Standard">
      <style:text-properties officeooo:rsid="0017dbed" officeooo:paragraph-rsid="0017dbed"/>
    </style:style>
    <style:style style:name="P13" style:family="paragraph" style:parent-style-name="Standard">
      <style:text-properties officeooo:paragraph-rsid="001590b5"/>
    </style:style>
    <style:style style:name="P14" style:family="paragraph" style:parent-style-name="Standard">
      <style:text-properties officeooo:rsid="001a3929" officeooo:paragraph-rsid="001a3929"/>
    </style:style>
    <style:style style:name="P15" style:family="paragraph" style:parent-style-name="Standard">
      <style:text-properties officeooo:rsid="001d25d3" officeooo:paragraph-rsid="001d25d3"/>
    </style:style>
    <style:style style:name="P16" style:family="paragraph" style:parent-style-name="Standard">
      <style:text-properties officeooo:paragraph-rsid="001e24f9"/>
    </style:style>
    <style:style style:name="P17" style:family="paragraph" style:parent-style-name="Standard">
      <style:text-properties officeooo:rsid="001e24f9" officeooo:paragraph-rsid="001e24f9"/>
    </style:style>
    <style:style style:name="P18" style:family="paragraph" style:parent-style-name="Standard">
      <style:text-properties officeooo:rsid="001ff9b5" officeooo:paragraph-rsid="001ff9b5"/>
    </style:style>
    <style:style style:name="P19" style:family="paragraph" style:parent-style-name="Standard">
      <style:text-properties officeooo:rsid="00207bee" officeooo:paragraph-rsid="00207bee"/>
    </style:style>
    <style:style style:name="P20" style:family="paragraph" style:parent-style-name="Standard">
      <style:text-properties officeooo:rsid="0021edde" officeooo:paragraph-rsid="0021edde"/>
    </style:style>
    <style:style style:name="P21" style:family="paragraph" style:parent-style-name="Standard">
      <style:text-properties officeooo:rsid="00234ac3" officeooo:paragraph-rsid="00234ac3"/>
    </style:style>
    <style:style style:name="T1" style:family="text">
      <style:text-properties officeooo:rsid="0010dae4"/>
    </style:style>
    <style:style style:name="T2" style:family="text">
      <style:text-properties officeooo:rsid="00128b24"/>
    </style:style>
    <style:style style:name="T3" style:family="text">
      <style:text-properties officeooo:rsid="001368e1"/>
    </style:style>
    <style:style style:name="T4" style:family="text">
      <style:text-properties officeooo:rsid="001434c6"/>
    </style:style>
    <style:style style:name="T5" style:family="text">
      <style:text-properties officeooo:rsid="001537fa"/>
    </style:style>
    <style:style style:name="T6" style:family="text">
      <style:text-properties officeooo:rsid="001590b5"/>
    </style:style>
    <style:style style:name="T7" style:family="text">
      <style:text-properties officeooo:rsid="001636b7"/>
    </style:style>
    <style:style style:name="T8" style:family="text">
      <style:text-properties officeooo:rsid="0017dbed"/>
    </style:style>
    <style:style style:name="T9" style:family="text">
      <style:text-properties officeooo:rsid="001a3929"/>
    </style:style>
    <style:style style:name="T10" style:family="text">
      <style:text-properties officeooo:rsid="001b9dc7"/>
    </style:style>
    <style:style style:name="T11" style:family="text">
      <style:text-properties officeooo:rsid="001e24f9"/>
    </style:style>
    <style:style style:name="T12" style:family="text">
      <style:text-properties officeooo:rsid="001ff9b5"/>
    </style:style>
    <style:style style:name="T13" style:family="text">
      <style:text-properties officeooo:rsid="00207bee"/>
    </style:style>
    <style:style style:name="T14" style:family="text">
      <style:text-properties officeooo:rsid="0021edde"/>
    </style:style>
    <style:style style:name="T15" style:family="text">
      <style:text-properties officeooo:rsid="002438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 <text:span text:style-name="T5">Promise *************************</text:span>*</text:p>
      <text:p text:style-name="P10">Course promises to take you from writing fundamentals to the top writing techniques. <text:span text:style-name="T7">Student should became blogger, business writer or any other non-fiction (why only non-fiction?), learn secret tactics of persuasion only known by world’s top copywriters, glue readers to his/her writing, change from dull to dazzling (this after 10 minutes of the course!), create musical sentences that readers can’t resist and get to know free online tools to take your writing to next level.</text:span></text:p>
      <text:p text:style-name="P13"/>
      <text:p text:style-name="P3">************************** <text:span text:style-name="T5">Delivery *************************</text:span>*</text:p>
      <text:p text:style-name="P7">1. Getting started</text:p>
      <text:p text:style-name="P9">This is lighting speed start. You are asked to introduce yourself and it’s actually nice and engaging writing exercise, what is even better, teacher or her bot replies! Awesome! Next step is writer’s block – wow this is quick! After that we have writer’s workflow. All this is neat and helpful, but I feel it’s a little bit steep, from saying who you are to hitting writer’s block and <text:s/>workflow. </text:p>
      <text:p text:style-name="P9">This course description says it's for beginners, I would argue <text:s/>it isn't. It assumes student is actively writing and making certain mistakes, hence course provides the cure for them. <text:span text:style-name="T1">In eyes of Clare, beginner should </text:span><text:span text:style-name="T7">learn</text:span><text:span text:style-name="T1"> how to introduce him/herself and straight after that is ready to overcome writer’s block...</text:span> </text:p>
      <text:p text:style-name="P9">I would like to see more basic material and softer way up <text:span text:style-name="T6">so beginners would have a chance to polish their skills.</text:span></text:p>
      <text:p text:style-name="P9"/>
      <text:p text:style-name="P6"><text:span text:style-name="T4">2. </text:span>Knowing your reader</text:p>
      <text:p text:style-name="P6">section is very interesting, but a little dragging. <text:span text:style-name="T9">My understanding from this part is that </text:span>doesn’t matter who your reader really is, you need to make certain assumption… Perhaps there is no need to know your reader, but make those assumptions? I don’t know, but this is a message that I took from the course.</text:p>
      <text:p text:style-name="P14">There are examples of bad writing, which is okay, but perhaps we should have some <text:span text:style-name="T10">positive approach? Also, presenting bad writing makes lecture not that interesting (I mean bad writing is bad for your eyes or ears, no matter if in quotes or not, so it tires listener/reader) which affects reception of this part.</text:span></text:p>
      <text:p text:style-name="P11">Also it suggests to write easy to understand text, which is actually valid tip, but that is not knowing your reader, it’s just getting text ready for wide range of readers. <text:s/><text:span text:style-name="T10">Later on we have section about creating a picture of our reader, but I somehow miss a point of that, because we already decided, that KISS (Keep It Simple Stupid) principals are <text:s/>top priority. I found making a map of readers thinking generates extra work for writer, which is not essential. </text:span></text:p>
      <text:p text:style-name="P11"/>
      <text:p text:style-name="P6"><text:span text:style-name="T4">3. </text:span>Write less, say more</text:p>
      <text:p text:style-name="P6">is one of the best section, maybe a little bit longish, but as a veteran of linguistic studies I enjoyed it. I had fun doing text chopping exercises and I was well happy when I realized that my production had less words than Clare’s sample. <text:span text:style-name="T7">I really loved this section, I think it’s universal and one of most valuable in the course.</text:span></text:p>
      <text:p text:style-name="P5"/>
      <text:p text:style-name="P6"><text:span text:style-name="T4">4. </text:span>How to get your message across the widest possible audience?</text:p>
      <text:p text:style-name="P6">Well, title is too long <text:span text:style-name="T3">to my liking , but it presents a few tools that suppose to help you simplify your writing. I have not tried them, but I think it’s nice to share them. Could be done in shorter form I guess. </text:span><text:span text:style-name="T8">Worth noting that this tools are for writers in English language, so if you do any other you may not find it that useful.</text:span></text:p>
      <text:p text:style-name="P12">From my point of view these things are not essential, but might be helpful if you get a review from publisher to chop your text down and you not sure where to begin.</text:p>
      <text:p text:style-name="P12"/>
      <text:p text:style-name="P6"><text:span text:style-name="T4">5. </text:span><text:span text:style-name="T3">How to craft sentences that sing</text:span></text:p>
      <text:p text:style-name="P6"><text:soft-page-break/><text:span text:style-name="T3">is similar </text:span><text:span text:style-name="T9">to previous one </text:span><text:span text:style-name="T3">– provides some online tools to keep your message simple, keep your words count down.</text:span></text:p>
      <text:p text:style-name="P12">This section has pretty interesting chapter about manipulating text to make it dynamic, which Clare calls music. I found it really cool, but on the down side, there is no exercise in this section, just examples. I guess you can apply these techniques for yourself, but there is no push for it from the lady.</text:p>
      <text:p text:style-name="Standard"/>
      <text:p text:style-name="Standard"><text:span text:style-name="T4">6. </text:span>Incorporating stories into your business and technical writing</text:p>
      <text:p text:style-name="P15">There is a lot of resources attached. One of them is a movie in German I guess: sadly no subtitles and <text:s/>the source of it is marked by browser as unsafe (I went anyway, trusting Lady Clare).</text:p>
      <text:p text:style-name="Standard"/>
      <text:p text:style-name="Standard">7. Rhetoric - advanced persuasion techniques</text:p>
      <text:p text:style-name="P8">I really liked <text:span text:style-name="T5">this</text:span><text:span text:style-name="T1"> part, it </text:span><text:span text:style-name="T5">is</text:span><text:span text:style-name="T1"> quite deep knowledge put in there. Now in contrary to previous lectures, these are short and snappy, which is OK, </text:span><text:span text:style-name="T2">but personally I wish there was more to it. </text:span><text:span text:style-name="T5">Once lectures are great, exercises are not so encouraging, which a shame, because it could be really great section.</text:span></text:p>
      <text:p text:style-name="P8"/>
      <text:p text:style-name="P3">***************************** <text:span text:style-name="T12">My feelings</text:span><text:span text:style-name="T5"> </text:span>*****************************<text:span text:style-name="T5"> </text:span></text:p>
      <text:p text:style-name="P3"/>
      <text:p text:style-name="P16">There is no hands on guidance where to start with your writing, not to mention writing career. </text:p>
      <text:p text:style-name="P16">I liked some humour during lectures, examples from real life and analyses around it. But here we hitting another thing: some of it is over analysed and drags for so long that it looses it's initial spark (ie. Kings Cross Station writing example), <text:span text:style-name="T11">m</text:span>aterial is <text:span text:style-name="T9">often</text:span> <text:span text:style-name="T11">interesting yet presented in pretty </text:span>dull <text:span text:style-name="T11">form</text:span>, assessments are not very encouraging, hence there is a lot of them <text:s/>that people just copy and paste given task (I know because I was tasked to review some and I was wondering, what to review). </text:p>
      <text:p text:style-name="P2">The lady is not free from the sins that she talks about, essentially she talks a lot about herself. Not a bad thing, but sometimes it could be kept a little less exposed.</text:p>
      <text:p text:style-name="P3">Changing scenes was something that I found distracting and not pleasant, but that's me. <text:span text:style-name="T12">I had a feeling that Clare likes to be an actress, but I don’t think it’s right stage for this kind of show. </text:span><text:span text:style-name="T13">I am not big fan of seeing various places around England in writing show – I guess typewriter, pen, keyboard would be more appealing.</text:span></text:p>
      <text:p text:style-name="P17">Frog camera view nearly killed me: I felt like narrator of Bruno Schulz’s writings, waiting for Adela to come with her tickling shoe… <text:s/>Clare is looking at the viewer from high and although it made me laugh, it also felt a bit strange, <text:span text:style-name="T12">maybe even creepy.</text:span></text:p>
      <text:p text:style-name="P18">There is some <text:s/>strange expressions: she wishes students successes on their Udemy adventures, not on their writing… Very weird.</text:p>
      <text:p text:style-name="P18">Advertising of her own platform is pretty aggressive and not to my taste (intro and outro plus bonus lecture).</text:p>
      <text:p text:style-name="P19">Also too, she could have mentioned what she uses for writing: pen and paper, typewriter, computer, mobile? Are there any tricks that enhance physical part of writing? That would be helpful I guess…</text:p>
      <text:p text:style-name="P19">There is no career advice at all, I believe this would be helpful if you want to earn promised <text:s/>up to £2000+ (not sure how English is that, but you either up to or over)</text:p>
      <text:p text:style-name="P18"/>
      <text:p text:style-name="P4">************************* <text:span text:style-name="T12">Summary </text:span>**************************<text:span text:style-name="T5"> </text:span></text:p>
      <text:p text:style-name="P18">I think this course is informative, yet in deserves some work. I would like to see more stuff for beginners, better balance between sections, I would opt out from frog camera view for sure unless Clare likes to see herself as dominating personality <text:span text:style-name="T14">looking down on people</text:span>.</text:p>
      <text:p text:style-name="P19">Is this course for beginners? I don’t think so. <text:span text:style-name="T14">I believe </text:span>Clare <text:span text:style-name="T14">could</text:span> simplify complex subjects (easy for me as a linguist but I am not sure about common man) and add some materials for people, who are just beginning their writing <text:span text:style-name="T14">adventure</text:span>. <text:span text:style-name="T14">Also it would <text:s/>be nice to have some career advice at least directions where you can go with writing.</text:span></text:p>
      <text:p text:style-name="P20"><text:soft-page-break/>Are you going to be writing pro? Not sure about that neither, there is lots of work to do. Maybe it would be better if course would be project based? I am not sure, but maybe that would help get all the knowledge together into some writing piece.</text:p>
      <text:p text:style-name="P20">Will you be able to make your writing dazzling after 10 minutes of the course? Only if you very skilled <text:s/>when you start.</text:p>
      <text:p text:style-name="P20">Persuasion tactics? There is some, some are pretty interesting, yet I feel that Clare only touches the subject (which is understandable the way course has been created).</text:p>
      <text:p text:style-name="P20">Glue reader to the paper? I really don’t know, this is something I need to try. <text:span text:style-name="T15">M</text:span>y writing wasn’t bad before the course, <text:span text:style-name="T15">but perhaps it improved?</text:span></text:p>
      <text:p text:style-name="P20">Create musical sentences? Some of them maybe…</text:p>
      <text:p text:style-name="P20">Discover wealth of online tools? Yes, but I am pretty sceptical about them.</text:p>
      <text:p text:style-name="P21">I am a little crossed with Clare from start, the way she leads the show, so my review is not objective, although I try. I was very curious to what she has to say, but I was not convinced. And she didn’t buy me right until the end. Her acting, scenery decisions, way of presenting the world, self promotion and frog camera were subjective cons. But she is well and clear spoken lady, she knows what she is talking about. I think her knowledge is something that I respect the most, no matter of anything else. So congratulations to You Clare for keeping me to the end of your course despite my general b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9T05:51:51.639000000</meta:creation-date>
    <dc:date>2022-12-21T04:48:54.859000000</dc:date>
    <meta:editing-duration>PT12H52M7S</meta:editing-duration>
    <meta:editing-cycles>1</meta:editing-cycles>
    <meta:document-statistic meta:table-count="0" meta:image-count="0" meta:object-count="0" meta:page-count="3" meta:paragraph-count="43" meta:word-count="1513" meta:character-count="8634" meta:non-whitespace-character-count="7143"/>
    <meta:generator>LibreOffice/7.3.6.2$Windows_X86_64 LibreOffice_project/c28ca90fd6e1a19e189fc16c05f8f8924961e12e</meta:generator>
  </office:meta>
</office:document-meta>
</file>